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19000000B3A9F37FC0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_5f_CONSUMO_5f_DIRECTO" style:display-name="TABLA_CONSUMO_DIRECTO" style:family="table">
      <style:table-properties style:width="10.1181in" fo:margin-left="0in" fo:margin-right="0in" table:align="margins"/>
    </style:style>
    <style:style style:name="TABLA_5f_CONSUMO_5f_DIRECTO.A" style:display-name="TABLA_CONSUMO_DIRECTO.A" style:family="table-column">
      <style:table-column-properties style:column-width="2.1597in" style:rel-column-width="13987*"/>
    </style:style>
    <style:style style:name="TABLA_5f_CONSUMO_5f_DIRECTO.B" style:display-name="TABLA_CONSUMO_DIRECTO.B" style:family="table-column">
      <style:table-column-properties style:column-width="2.2896in" style:rel-column-width="14829*"/>
    </style:style>
    <style:style style:name="TABLA_5f_CONSUMO_5f_DIRECTO.C" style:display-name="TABLA_CONSUMO_DIRECTO.C" style:family="table-column">
      <style:table-column-properties style:column-width="2.8347in" style:rel-column-width="18359*"/>
    </style:style>
    <style:style style:name="TABLA_5f_CONSUMO_5f_DIRECTO.D" style:display-name="TABLA_CONSUMO_DIRECTO.D" style:family="table-column">
      <style:table-column-properties style:column-width="2.8347in" style:rel-column-width="18360*"/>
    </style:style>
    <style:style style:name="TABLA_5f_CONSUMO_5f_DIRECTO.1" style:display-name="TABLA_CONSUMO_DIRECTO.1" style:family="table-row">
      <style:table-row-properties fo:keep-together="auto"/>
    </style:style>
    <style:style style:name="TABLA_5f_CONSUMO_5f_DIRECTO.A1" style:display-name="TABLA_CONSUMO_DIRECTO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_5f_CONSUMO_5f_DIRECTO.D1" style:display-name="TABLA_CONSUMO_DIRECTO.D1" style:family="table-cell">
      <style:table-cell-properties fo:background-color="#dddddd" fo:padding="0.0382in" fo:border="0.05pt solid #000000">
        <style:background-image/>
      </style:table-cell-properties>
    </style:style>
    <style:style style:name="TABLA_5f_CONSUMO_5f_DIRECTO.2" style:display-name="TABLA_CONSUMO_DIRECTO.2" style:family="table-row">
      <style:table-row-properties style:min-row-height="0.425in" fo:keep-together="auto"/>
    </style:style>
    <style:style style:name="TABLA_5f_CONSUMO_5f_DIRECTO.A2" style:display-name="TABLA_CONSUMO_DIRECTO.A2" style:family="table-cell">
      <style:table-cell-properties fo:padding="0.0382in" fo:border-left="0.05pt solid #000000" fo:border-right="none" fo:border-top="none" fo:border-bottom="0.05pt solid #000000"/>
    </style:style>
    <style:style style:name="TABLA_5f_CONSUMO_5f_DIRECTO.B2" style:display-name="TABLA_CONSUMO_DIRECTO.B2" style:family="table-cell">
      <style:table-cell-properties fo:padding="0.0382in" fo:border-left="0.05pt solid #000000" fo:border-right="none" fo:border-top="none" fo:border-bottom="0.05pt solid #000000"/>
    </style:style>
    <style:style style:name="TABLA_5f_CONSUMO_5f_DIRECTO.C2" style:display-name="TABLA_CONSUMO_DIRECTO.C2" style:family="table-cell">
      <style:table-cell-properties fo:padding="0.0382in" fo:border-left="0.05pt solid #000000" fo:border-right="none" fo:border-top="none" fo:border-bottom="0.05pt solid #000000"/>
    </style:style>
    <style:style style:name="TABLA_5f_CONSUMO_5f_DIRECTO.D2" style:display-name="TABLA_CONSUMO_DIRECTO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fo:color="#000000" style:font-name="Liberation Serif1" fo:font-size="12pt" style:font-name-asian="Liberation Serif1" style:font-size-asian="12pt" style:font-name-complex="Liberation Serif1" style:font-size-complex="12pt"/>
    </style:style>
    <style:style style:name="P2" style:family="paragraph" style:parent-style-name="Standard">
      <style:paragraph-properties fo:text-align="start" style:justify-single-word="false"/>
      <style:text-properties style:font-name="Arial" fo:font-size="10pt" style:font-name-asian="Arial" style:font-size-asian="10pt" style:font-name-complex="Arial" style:font-size-complex="10pt"/>
    </style:style>
    <style:style style:name="P3" style:family="paragraph" style:parent-style-name="Standard">
      <style:paragraph-properties fo:text-align="start" style:justify-single-word="false"/>
      <style:text-properties style:font-name="Arial" fo:font-size="10pt" officeooo:rsid="0026a290" officeooo:paragraph-rsid="0026a290" style:font-name-asian="Arial" style:font-size-asian="10pt" style:font-name-complex="Arial" style:font-size-complex="10pt"/>
    </style:style>
    <style:style style:name="P4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" fo:font-size="9pt" style:font-name-asian="Arial" style:font-size-asian="9pt" style:font-name-complex="Arial" style:font-size-complex="9pt"/>
    </style:style>
    <style:style style:name="P5" style:family="paragraph" style:parent-style-name="Standard">
      <style:paragraph-properties fo:text-align="start" style:justify-single-word="false"/>
      <style:text-properties style:font-name="Arial" fo:font-size="11pt" officeooo:rsid="0026a290" officeooo:paragraph-rsid="0026a290" style:font-name-asian="Arial" style:font-size-asian="11pt" style:font-name-complex="Arial" style:font-size-complex="11pt"/>
    </style:style>
    <style:style style:name="P6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fo:font-size="11pt" officeooo:rsid="001eb3f2" officeooo:paragraph-rsid="001eb3f2" style:font-size-asian="11pt" style:font-size-complex="11pt"/>
    </style:style>
    <style:style style:name="P7" style:family="paragraph" style:parent-style-name="Standard">
      <style:paragraph-properties fo:margin-left="0in" fo:margin-right="0in" fo:text-align="start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0pt" style:font-name-asian="Arial" style:font-size-asian="10pt" style:font-name-complex="Arial" style:font-size-complex="10pt"/>
    </style:style>
    <style:style style:name="P8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0pt" style:font-name-asian="Arial" style:font-size-asian="10pt" style:font-name-complex="Arial" style:font-size-complex="10pt"/>
    </style:style>
    <style:style style:name="P9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5pt" fo:font-weight="bold" style:font-name-asian="Arial" style:font-size-asian="15pt" style:font-weight-asian="bold" style:font-name-complex="Arial" style:font-size-complex="15pt" style:font-weight-complex="bold"/>
    </style:style>
    <style:style style:name="P10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5pt" fo:font-weight="bold" officeooo:rsid="00278d65" officeooo:paragraph-rsid="00278d65" style:font-name-asian="Arial" style:font-size-asian="15pt" style:font-weight-asian="bold" style:font-name-complex="Arial" style:font-size-complex="15pt" style:font-weight-complex="bold"/>
    </style:style>
    <style:style style:name="P11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style:font-name-asian="Arial" style:font-size-asian="11pt" style:font-name-complex="Arial" style:font-size-complex="11pt"/>
    </style:style>
    <style:style style:name="P12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officeooo:rsid="0030b2b2" officeooo:paragraph-rsid="0030b2b2" style:font-name-asian="Arial" style:font-size-asian="11pt" style:font-name-complex="Arial" style:font-size-complex="11pt"/>
    </style:style>
    <style:style style:name="P13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fo:font-weight="bold" officeooo:rsid="0024d0d4" officeooo:paragraph-rsid="0024d0d4" style:font-name-asian="Arial" style:font-size-asian="11pt" style:font-weight-asian="bold" style:font-name-complex="Arial" style:font-size-complex="11pt" style:font-weight-complex="bold"/>
    </style:style>
    <style:style style:name="P14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fo:font-weight="bold" style:font-name-asian="Arial" style:font-size-asian="11pt" style:font-weight-asian="bold" style:font-name-complex="Arial" style:font-size-complex="11pt" style:font-weight-complex="bold"/>
    </style:style>
    <style:style style:name="P15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fo:font-weight="bold" officeooo:rsid="0030b2b2" officeooo:paragraph-rsid="0030b2b2" style:font-name-asian="Arial" style:font-size-asian="11pt" style:font-weight-asian="bold" style:font-name-complex="Arial" style:font-size-complex="11pt" style:font-weight-complex="bold"/>
    </style:style>
    <style:style style:name="P16" style:family="paragraph" style:parent-style-name="Standard" style:master-page-name="Page_20_Style_20_1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page-number="auto"/>
      <style:text-properties fo:color="#000000" style:font-name="Liberation Serif1" fo:font-size="12pt" style:font-name-asian="Liberation Serif1" style:font-size-asian="12pt" style:font-name-complex="Liberation Serif1" style:font-size-complex="12pt"/>
    </style:style>
    <style:style style:name="P17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fo:font-size="11pt" officeooo:paragraph-rsid="00392c47" style:font-size-asian="11pt" style:font-size-complex="11pt"/>
    </style:style>
    <style:style style:name="T1" style:family="text">
      <style:text-properties style:font-name="Arial" fo:font-weight="bold" style:font-name-asian="Arial" style:font-weight-asian="bold" style:font-name-complex="Arial" style:font-weight-complex="bold"/>
    </style:style>
    <style:style style:name="T2" style:family="text">
      <style:text-properties style:font-name="Arial" fo:font-weight="bold" officeooo:rsid="003a1983" style:font-name-asian="Arial" style:font-weight-asian="bold" style:font-name-complex="Arial" style:font-weight-complex="bold"/>
    </style:style>
    <style:style style:name="T3" style:family="text">
      <style:text-properties style:font-name="Arial" style:font-name-asian="Arial" style:font-name-complex="Arial"/>
    </style:style>
    <style:style style:name="T4" style:family="text">
      <style:text-properties style:font-name="Arial" officeooo:rsid="00392c47" style:font-name-asian="Arial" style:font-name-complex="Arial"/>
    </style:style>
    <style:style style:name="T5" style:family="text">
      <style:text-properties style:font-name="Arial" officeooo:rsid="001eb3f2" style:font-name-asian="Arial" style:font-name-complex="Arial"/>
    </style:style>
    <style:style style:name="T6" style:family="text">
      <style:text-properties style:font-name="Arial" officeooo:rsid="003bfb8d" style:font-name-asian="Arial" style:font-name-complex="Ari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3331a7" style:font-weight-asian="bold" style:font-weight-complex="bold"/>
    </style:style>
    <style:style style:name="T9" style:family="text">
      <style:text-properties officeooo:rsid="003331a7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/>
      <text:p text:style-name="P1"/>
      <text:p text:style-name="P2"/>
      <text:p text:style-name="P7"/>
      <text:p text:style-name="P8"/>
      <text:p text:style-name="P9">Teatro Nacional Cervantes</text:p>
      <text:p text:style-name="P10">Comprobante de consumo nro: 4</text:p>
      <text:p text:style-name="P4"/>
      <text:p text:style-name="P6">
        <text:span text:style-name="T1">Fecha</text:span>
        <text:span text:style-name="T3">: 15/01/2015</text:span>
      </text:p>
      <text:p text:style-name="P6"/>
      <text:p text:style-name="P17">
        <text:span text:style-name="T2">Area</text:span>
        <text:span text:style-name="T5">: </text:span>
        <text:span text:style-name="T6">Sistemas</text:span>
      </text:p>
      <text:p text:style-name="P17">
        <text:span text:style-name="T5"/>
      </text:p>
      <table:table table:name="TABLA_CONSUMO_DIRECTO" table:style-name="TABLA_5f_CONSUMO_5f_DIRECTO">
        <table:table-column table:style-name="TABLA_5f_CONSUMO_5f_DIRECTO.A"/>
        <table:table-column table:style-name="TABLA_5f_CONSUMO_5f_DIRECTO.B"/>
        <table:table-column table:style-name="TABLA_5f_CONSUMO_5f_DIRECTO.C"/>
        <table:table-column table:style-name="TABLA_5f_CONSUMO_5f_DIRECTO.D"/>
        <table:table-row table:style-name="TABLA_5f_CONSUMO_5f_DIRECTO.1">
          <table:table-cell table:style-name="TABLA_5f_CONSUMO_5f_DIRECTO.A1" office:value-type="string">
            <text:p text:style-name="P13">Tipo de Bien</text:p>
          </table:table-cell>
          <table:table-cell table:style-name="TABLA_5f_CONSUMO_5f_DIRECTO.A1" office:value-type="string">
            <text:p text:style-name="P13">Detalle</text:p>
          </table:table-cell>
          <table:table-cell table:style-name="TABLA_5f_CONSUMO_5f_DIRECTO.A1" office:value-type="string">
            <text:p text:style-name="P15">Descripción adicional</text:p>
          </table:table-cell>
          <table:table-cell table:style-name="TABLA_5f_CONSUMO_5f_DIRECTO.D1" office:value-type="string">
            <text:p text:style-name="P14">Cantidad</text:p>
          </table:table-cell>
        </table:table-row>
        <table:table-row table:style-name="TABLA_5f_CONSUMO_5f_DIRECTO.2">
          <table:table-cell table:style-name="TABLA_5f_CONSUMO_5f_DIRECTO.A2" office:value-type="string">
            <text:p text:style-name="P11">1111</text:p>
          </table:table-cell>
          <table:table-cell table:style-name="TABLA_5f_CONSUMO_5f_DIRECTO.B2" office:value-type="string">
            <text:p text:style-name="P11">mouse optico</text:p>
          </table:table-cell>
          <table:table-cell table:style-name="TABLA_5f_CONSUMO_5f_DIRECTO.C2" office:value-type="string">
            <text:p text:style-name="P12">Traer desc arbol del bien</text:p>
          </table:table-cell>
          <table:table-cell table:style-name="TABLA_5f_CONSUMO_5f_DIRECTO.D2" office:value-type="string">
            <text:p text:style-name="P11">34</text:p>
          </table:table-cell>
        </table:table-row>
      </table:table>
      <text:p text:style-name="P2"/>
      <text:p text:style-name="P3"/>
      <text:p text:style-name="P3"/>
      <text:p text:style-name="P5"><text:span text:style-name="T7">Obra / Proyecto al que se imputa:</text:span> gestion/proyecto<text:tab/><text:tab/><text:tab/><text:span text:style-name="T8">Recibe:</text:span><text:span text:style-name="T9"> <text:s text:c="2"/>_____________________________________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29in" fo:page-height="8.2681in" style:num-format="1" style:print-orientation="portrait" fo:margin-top="0.3937in" fo:margin-bottom="0.3937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4402in" fo:margin-left="0in" fo:margin-right="0in" fo:margin-bottom="0.4in" style:dynamic-spacing="false"/>
      </style:header-style>
      <style:footer-style/>
    </style:page-layout>
  </office:automatic-styles>
  <office:master-styles>
    <style:master-page style:name="Standard" style:page-layout-name="Mpm1"/>
    <style:master-page style:name="Page_20_Style_20_1" style:display-name="Page Style 1" style:page-layout-name="Mpm2">
      <style:header>
        <text:p text:style-name="Header">
          <draw:frame draw:style-name="Mfr1" draw:name="Image1" text:anchor-type="paragraph" svg:y="-0.3937in" svg:width="1.7661in" svg:height="1.1362in" draw:z-index="0">
            <draw:image xlink:href="Pictures/1000000000000119000000B3A9F37FC0.png" xlink:type="simple" xlink:show="embed" xlink:actuate="onLoad"/>
          </draw:frame>
        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1-13T17:45:53.703051523</dc:date>
    <meta:generator>LibreOffice/4.2.7.2$Linux_x86 LibreOffice_project/420m0$Build-2</meta:generator>
    <meta:editing-duration>PT20H35M47S</meta:editing-duration>
    <meta:editing-cycles>28</meta:editing-cycles>
    <meta:document-statistic meta:table-count="1" meta:image-count="1" meta:object-count="0" meta:page-count="1" meta:paragraph-count="13" meta:word-count="33" meta:character-count="282" meta:non-whitespace-character-count="258"/>
  </office:meta>
</office:document-meta>
</file>